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TRIMMEAN([.A2:.A11];0.2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782132261" calcext:value-type="float">
            <text:p>0,782132261</text:p>
          </table:table-cell>
        </table:table-row>
        <table:table-row table:style-name="ro1">
          <table:table-cell office:value-type="float" office:value="0.015140393" calcext:value-type="float">
            <text:p>0,015140393</text:p>
          </table:table-cell>
        </table:table-row>
        <table:table-row table:style-name="ro1">
          <table:table-cell office:value-type="float" office:value="0.012329098" calcext:value-type="float">
            <text:p>0,012329098</text:p>
          </table:table-cell>
        </table:table-row>
        <table:table-row table:style-name="ro1">
          <table:table-cell office:value-type="float" office:value="0.013632765" calcext:value-type="float">
            <text:p>0,013632765</text:p>
          </table:table-cell>
        </table:table-row>
        <table:table-row table:style-name="ro1">
          <table:table-cell office:value-type="float" office:value="0.011722297" calcext:value-type="float">
            <text:p>0,011722297</text:p>
          </table:table-cell>
        </table:table-row>
        <table:table-row table:style-name="ro1">
          <table:table-cell office:value-type="float" office:value="0.023547045" calcext:value-type="float">
            <text:p>0,023547045</text:p>
          </table:table-cell>
        </table:table-row>
        <table:table-row table:style-name="ro1">
          <table:table-cell office:value-type="float" office:value="0.024099961" calcext:value-type="float">
            <text:p>0,024099961</text:p>
          </table:table-cell>
        </table:table-row>
        <table:table-row table:style-name="ro1">
          <table:table-cell office:value-type="float" office:value="0.029828781" calcext:value-type="float">
            <text:p>0,029828781</text:p>
          </table:table-cell>
        </table:table-row>
        <table:table-row table:style-name="ro1">
          <table:table-cell office:value-type="float" office:value="0.011094667" calcext:value-type="float">
            <text:p>0,011094667</text:p>
          </table:table-cell>
        </table:table-row>
        <table:table-row table:style-name="ro1">
          <table:table-cell office:value-type="float" office:value="0.1026141409" calcext:value-type="float">
            <text:p>0,1026141409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2)" office:value-type="float" office:value="0.0291143101125" calcext:value-type="float">
            <text:p>0,0291143101</text:p>
          </table:table-cell>
        </table:table-row>
      </table:table>
      <table:table table:name="4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065532398" calcext:value-type="float">
            <text:p>0,065532398</text:p>
          </table:table-cell>
        </table:table-row>
        <table:table-row table:style-name="ro1">
          <table:table-cell office:value-type="float" office:value="0.026017428" calcext:value-type="float">
            <text:p>0,026017428</text:p>
          </table:table-cell>
        </table:table-row>
        <table:table-row table:style-name="ro1">
          <table:table-cell office:value-type="float" office:value="0.014340351" calcext:value-type="float">
            <text:p>0,014340351</text:p>
          </table:table-cell>
        </table:table-row>
        <table:table-row table:style-name="ro1">
          <table:table-cell office:value-type="float" office:value="0.0088651" calcext:value-type="float">
            <text:p>0,0088651</text:p>
          </table:table-cell>
        </table:table-row>
        <table:table-row table:style-name="ro1">
          <table:table-cell office:value-type="float" office:value="0.009008809" calcext:value-type="float">
            <text:p>0,009008809</text:p>
          </table:table-cell>
        </table:table-row>
        <table:table-row table:style-name="ro1">
          <table:table-cell office:value-type="float" office:value="0.011395662" calcext:value-type="float">
            <text:p>0,011395662</text:p>
          </table:table-cell>
        </table:table-row>
        <table:table-row table:style-name="ro1">
          <table:table-cell office:value-type="float" office:value="0.015056976" calcext:value-type="float">
            <text:p>0,015056976</text:p>
          </table:table-cell>
        </table:table-row>
        <table:table-row table:style-name="ro1">
          <table:table-cell office:value-type="float" office:value="0.009702982" calcext:value-type="float">
            <text:p>0,009702982</text:p>
          </table:table-cell>
        </table:table-row>
        <table:table-row table:style-name="ro1">
          <table:table-cell office:value-type="float" office:value="0.015580973" calcext:value-type="float">
            <text:p>0,015580973</text:p>
          </table:table-cell>
        </table:table-row>
        <table:table-row table:style-name="ro1">
          <table:table-cell office:value-type="float" office:value="0.065532398" calcext:value-type="float">
            <text:p>0,065532398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2)" office:value-type="float" office:value="0.020829447375" calcext:value-type="float">
            <text:p>0,0208294474</text:p>
          </table:table-cell>
        </table:table-row>
      </table:table>
      <table:table table:name="6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186494082" calcext:value-type="float">
            <text:p>0,186494082</text:p>
          </table:table-cell>
        </table:table-row>
        <table:table-row table:style-name="ro1">
          <table:table-cell office:value-type="float" office:value="0.012377843" calcext:value-type="float">
            <text:p>0,012377843</text:p>
          </table:table-cell>
        </table:table-row>
        <table:table-row table:style-name="ro1">
          <table:table-cell office:value-type="float" office:value="0.018129488" calcext:value-type="float">
            <text:p>0,018129488</text:p>
          </table:table-cell>
        </table:table-row>
        <table:table-row table:style-name="ro1">
          <table:table-cell office:value-type="float" office:value="0.031678265" calcext:value-type="float">
            <text:p>0,031678265</text:p>
          </table:table-cell>
        </table:table-row>
        <table:table-row table:style-name="ro1">
          <table:table-cell office:value-type="float" office:value="0.024907091" calcext:value-type="float">
            <text:p>0,024907091</text:p>
          </table:table-cell>
        </table:table-row>
        <table:table-row table:style-name="ro1">
          <table:table-cell office:value-type="float" office:value="0.014952014" calcext:value-type="float">
            <text:p>0,014952014</text:p>
          </table:table-cell>
        </table:table-row>
        <table:table-row table:style-name="ro1">
          <table:table-cell office:value-type="float" office:value="0.013446494" calcext:value-type="float">
            <text:p>0,013446494</text:p>
          </table:table-cell>
        </table:table-row>
        <table:table-row table:style-name="ro1">
          <table:table-cell office:value-type="float" office:value="0.014283858" calcext:value-type="float">
            <text:p>0,014283858</text:p>
          </table:table-cell>
        </table:table-row>
        <table:table-row table:style-name="ro1">
          <table:table-cell office:value-type="float" office:value="0.008427678" calcext:value-type="float">
            <text:p>0,008427678</text:p>
          </table:table-cell>
        </table:table-row>
        <table:table-row table:style-name="ro1">
          <table:table-cell office:value-type="float" office:value="0.007499766" calcext:value-type="float">
            <text:p>0,007499766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2)" office:value-type="float" office:value="0.017275341375" calcext:value-type="float">
            <text:p>0,0172753414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string" office:string-value="" calcext:value-type="error">
            <text:p>#VALUE!</text:p>
          </table:table-cell>
          <table:table-cell table:formula="of:=[2CM.A13]" office:value-type="float" office:value="0.0291143101125" calcext:value-type="float">
            <text:p>0,0291143101</text:p>
          </table:table-cell>
          <table:table-cell table:formula="of:=[4CM.A13]" office:value-type="float" office:value="0.020829447375" calcext:value-type="float">
            <text:p>0,0208294474</text:p>
          </table:table-cell>
          <table:table-cell table:formula="of:=[6CM.A13]" office:value-type="float" office:value="0.017275341375" calcext:value-type="float">
            <text:p>0,0172753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2:16:32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8-15T22:17:05.624000000</dc:date>
    <meta:editing-duration>PT19M54S</meta:editing-duration>
    <meta:editing-cycles>8</meta:editing-cycles>
    <meta:generator>LibreOffice/4.4.7.2$Windows_x86 LibreOffice_project/f3153a8b245191196a4b6b9abd1d0da16eead600</meta:generator>
    <meta:document-statistic meta:table-count="5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2:Comparativo.E2 Comparativo.B1:Comparativo.E1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NaN">
                <text:p>NaN</text:p>
                <draw:g>
                  <svg:desc>Comparativo.B2:Comparativo.B2</svg:desc>
                </draw:g>
              </table:table-cell>
              <table:table-cell office:value-type="float" office:value="0.0291143101125">
                <text:p>0.0291143101125</text:p>
                <draw:g>
                  <svg:desc>Comparativo.C2:Comparativo.C2</svg:desc>
                </draw:g>
              </table:table-cell>
              <table:table-cell office:value-type="float" office:value="0.020829447375">
                <text:p>0.020829447375</text:p>
                <draw:g>
                  <svg:desc>Comparativo.D2:Comparativo.D2</svg:desc>
                </draw:g>
              </table:table-cell>
              <table:table-cell office:value-type="float" office:value="0.017275341375">
                <text:p>0.017275341375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